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ro1" style:family="table-row">
      <style:table-row-properties style:row-height="0.617cm" fo:break-before="auto" style:use-optimal-row-height="false"/>
    </style:style>
    <style:style style:name="ro2" style:family="table-row">
      <style:table-row-properties style:row-height="2.893cm" fo:break-before="auto" style:use-optimal-row-height="false"/>
    </style:style>
    <style:style style:name="ro3" style:family="table-row">
      <style:table-row-properties style:row-height="3.81cm" fo:break-before="auto" style:use-optimal-row-height="false"/>
    </style:style>
    <style:style style:name="ro4" style:family="table-row">
      <style:table-row-properties style:row-height="3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text_en</text:p>
          </table:table-cell>
          <table:table-cell office:value-type="string">
            <text:p>text_de-DE</text:p>
          </table:table-cell>
          <table:table-cell office:value-type="string">
            <text:p>Comments</text:p>
          </table:table-cell>
          <table:table-cell table:number-columns-repeated="1020"/>
        </table:table-row>
        <table:table-row table:style-name="ro2">
          <table:table-cell office:value-type="string">
            <text:p>Flood_Cologne_Lvl2_1</text:p>
          </table:table-cell>
          <table:table-cell office:value-type="string">
            <text:p>There is an electrical distribution box right ahead. I should not step into the open cables. </text:p>
          </table:table-cell>
          <table:table-cell office:value-type="string">
            <text:p>Da vorne ist ein beschädigter Stromkasten. Ich sollte auf keinen Fall in die Kabel reinlaufen.</text:p>
          </table:table-cell>
          <table:table-cell table:number-columns-repeated="1021"/>
        </table:table-row>
        <table:table-row table:style-name="ro2">
          <table:table-cell office:value-type="string">
            <text:p>Flood_Cologne_Lvl2_2</text:p>
          </table:table-cell>
          <table:table-cell office:value-type="string">
            <text:p>This are will be flooded soon. I should avoid staying here any longer than neccessary.</text:p>
          </table:table-cell>
          <table:table-cell office:value-type="string">
            <text:p>Diese Gegend wird bald überflutet sein. Ich sollte hier nicht länger als absolut nötig bleiben.</text:p>
          </table:table-cell>
          <table:table-cell table:number-columns-repeated="1021"/>
        </table:table-row>
        <table:table-row table:style-name="ro2">
          <table:table-cell office:value-type="string">
            <text:p>Flood_Cologne_Lvl3_1</text:p>
          </table:table-cell>
          <table:table-cell office:value-type="string">
            <text:p>I should look for something to repair this box with. I cannot pass around it without walking into the sparks.</text:p>
          </table:table-cell>
          <table:table-cell office:value-type="string">
            <text:p>Irgendwo muss hier etwas sein, mit dem ich den Stromkasten reparieren kann.</text:p>
          </table:table-cell>
          <table:table-cell office:value-type="string">
            <text:p>Beim zweiten Versuch, nachdem Character schon 1x in diesem Level gestorben ist</text:p>
          </table:table-cell>
          <table:table-cell table:number-columns-repeated="1020"/>
        </table:table-row>
        <table:table-row table:style-name="ro2">
          <table:table-cell office:value-type="string">
            <text:p>Flood_Cologne_Lvl3_2</text:p>
          </table:table-cell>
          <table:table-cell office:value-type="string">
            <text:p>No the box cannot harm anyone anymore. But I can only use a screwdriver once. </text:p>
          </table:table-cell>
          <table:table-cell office:value-type="string">
            <text:p>Jetzt kann der Stromkasten niemandem mehr gefährlich werden. Ich kann Schraubenzieher aber nur einmal benutzen.</text:p>
          </table:table-cell>
          <table:table-cell office:value-type="string">
            <text:p>nachdem character box nr. 1 repariert hat und das screwdriver icon verschwunden ist</text:p>
          </table:table-cell>
          <table:table-cell table:number-columns-repeated="1020"/>
        </table:table-row>
        <table:table-row table:style-name="ro3">
          <table:table-cell office:value-type="string">
            <text:p>Flood_Cologne_Lvl3_3</text:p>
          </table:table-cell>
          <table:table-cell office:value-type="string">
            <text:p>When areas of a city get flooded there is a danger that the water gets electrified. I should not step into it, even with protection.</text:p>
          </table:table-cell>
          <table:table-cell office:value-type="string">
            <text:p>Wenn eine Stadt überflutet gibt es ein hohes Risiko für Stromschläge, da Wasser unter Strom gesetzt werden kann. Ich sollte dort nicht hindurch.</text:p>
          </table:table-cell>
          <table:table-cell office:value-type="string">
            <text:p>nachdem spieler turn nummer 9 gemacht hat und einige tiles überflutet und unter Strom gesetzt werden</text:p>
          </table:table-cell>
          <table:table-cell table:number-columns-repeated="1020"/>
        </table:table-row>
        <table:table-row table:style-name="ro2">
          <table:table-cell office:value-type="string">
            <text:p>Flood_Cologne_Lvl3_4</text:p>
          </table:table-cell>
          <table:table-cell office:value-type="string">
            <text:p>I should look for something to switch this box off with.</text:p>
          </table:table-cell>
          <table:table-cell office:value-type="string">
            <text:p>Ich sollte mich nach etwas umsehen, mit dem ich den Stromkasten ausschalten kann.</text:p>
          </table:table-cell>
          <table:table-cell office:value-type="string">
            <text:p>nachdem spieler von der box nr. 3 getötet wurde und dann das nächste mal auf die node davor gelangt</text:p>
          </table:table-cell>
          <table:table-cell table:number-columns-repeated="1020"/>
        </table:table-row>
        <table:table-row table:style-name="ro2">
          <table:table-cell office:value-type="string">
            <text:p>Flood_Cologne_Lvl5_1</text:p>
          </table:table-cell>
          <table:table-cell office:value-type="string">
            <text:p>Someone one the other side needs my help! I should look for something to switch the box off before he runs into it!</text:p>
          </table:table-cell>
          <table:table-cell office:value-type="string">
            <text:p>Jemand auf der anderen Seite braucht meine Hilfe! Ich sollte den Stromkasten ausschalten, bevor er dort reinläuft. </text:p>
          </table:table-cell>
          <table:table-cell table:number-columns-repeated="1021"/>
        </table:table-row>
        <table:table-row table:style-name="ro2">
          <table:table-cell office:value-type="string">
            <text:p>Flood_Cologne_Lvl5_2</text:p>
          </table:table-cell>
          <table:table-cell office:value-type="string">
            <text:p>With this lifeboat I can traverse flooded areas. But I should avoid them if they are electrified.</text:p>
          </table:table-cell>
          <table:table-cell office:value-type="string">
            <text:p>Mit dem Rettungsboot kann ich über die überfluteten Straßen fahren. Aber auf keinen Fall, wenn diese unter Strom stehen!</text:p>
          </table:table-cell>
          <table:table-cell office:value-type="string">
            <text:p>wenn charakter da erste mal rettungsboot aufnimmt</text:p>
          </table:table-cell>
          <table:table-cell table:number-columns-repeated="1020"/>
        </table:table-row>
        <table:table-row table:style-name="ro4">
          <table:table-cell office:value-type="string">
            <text:p>Flood_Cologne_Lvl5_3</text:p>
          </table:table-cell>
          <table:table-cell office:value-type="string">
            <text:p>Now I have to get to safety before the water level rises even more. Let's get to the high building over there together. Hold onto me!</text:p>
          </table:table-cell>
          <table:table-cell office:value-type="string">
            <text:p>Jetzt sollten wir uns in Sicherheit bringen, bevor der Pegelstand weiter ansteigt. Wir müssen zu dem hohen Gebäude dort drüben gelangen.</text:p>
          </table:table-cell>
          <table:table-cell office:value-type="string">
            <text:p>wenn charakter das opfer gerettet hat</text:p>
          </table:table-cell>
          <table:table-cell table:number-columns-repeated="1020"/>
        </table:table-row>
        <table:table-row table:style-name="ro2">
          <table:table-cell office:value-type="string">
            <text:p>Flood_Cologne_Lvl5_4</text:p>
          </table:table-cell>
          <table:table-cell table:style-name="ce2" office:value-type="string">
            <text:p>I need to rescue the citizen first and bring him here, before I go to safety.</text:p>
          </table:table-cell>
          <table:table-cell office:value-type="string">
            <text:p>Ich muss zuerst den Bürger retten und hier her bringen.</text:p>
          </table:table-cell>
          <table:table-cell office:value-type="string">
            <text:p>When entering the second to final node before without having picked up the victim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0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ndreas Gefken</meta:initial-creator>
    <dc:creator>Felix </dc:creator>
    <meta:creation-date>2009-04-16T11:32:48Z</meta:creation-date>
    <dc:date>2018-07-22T10:11:29.36</dc:date>
    <meta:editing-cycles>16</meta:editing-cycles>
    <meta:editing-duration>PT7M36S</meta:editing-duration>
    <meta:document-statistic meta:table-count="1" meta:cell-count="41" meta:object-count="0"/>
    <meta:user-defined meta:name="Info 1"/>
    <meta:user-defined meta:name="Info 2"/>
    <meta:user-defined meta:name="Info 3"/>
    <meta:user-defined meta:name="Info 4"/>
  </office:meta>
</office:document-meta>
</file>